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3" style:family="paragraph" style:parent-style-name="Frame_20_contents">
      <style:paragraph-properties fo:margin-top="0cm" fo:margin-bottom="0cm" fo:text-align="center" style:justify-single-word="false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9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0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text-properties style:text-underline-style="none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4" style:family="paragraph" style:parent-style-name="Standard">
      <style:text-properties fo:font-size="48pt" style:font-size-asian="48pt" style:font-size-complex="48pt"/>
    </style:style>
    <style:style style:name="P45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7" style:family="paragraph" style:parent-style-name="Standard" style:master-page-name="Standard">
      <style:paragraph-properties fo:text-align="center" style:justify-single-word="false" style:page-number="auto"/>
    </style:style>
    <style:style style:name="P48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9" style:family="paragraph" style:parent-style-name="Standard" style:master-page-name="Standard">
      <style:paragraph-properties style:page-number="1"/>
    </style:style>
    <style:style style:name="P50" style:family="paragraph" style:parent-style-name="Standard" style:master-page-name="Standard">
      <style:paragraph-properties fo:text-align="start" style:justify-single-word="false" style:page-number="1"/>
    </style:style>
    <style:style style:name="P5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2" style:family="paragraph" style:parent-style-name="Frame_20_contents">
      <style:text-properties style:font-name="Verdana1"/>
    </style:style>
    <style:style style:name="P53" style:family="paragraph" style:parent-style-name="Frame_20_contents" style:list-style-name="L1">
      <style:paragraph-properties fo:margin-top="0cm" fo:margin-bottom="0cm" fo:text-align="center" style:justify-single-word="false"/>
      <style:text-properties fo:font-size="48pt" style:font-size-asian="48pt" style:font-size-complex="48pt"/>
    </style:style>
    <style:style style:name="P5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57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58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5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60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61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Verdana1" fo:font-size="14pt" style:font-size-asian="14pt" style:font-size-complex="14pt"/>
    </style:style>
    <style:style style:name="T5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6" style:family="text">
      <style:text-properties style:font-name="Verdana1" fo:font-size="6pt" style:font-size-asian="6pt" style:font-size-complex="6pt"/>
    </style:style>
    <style:style style:name="T7" style:family="text">
      <style:text-properties style:font-name="Verdana1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4">(members ) </text:p>
                <text:p text:style-name="P25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2">Grainery Food Co-op</text:p>
                <text:p text:style-name="P19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5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7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4"/>
                <text:p text:style-name="P25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4"/>
                <text:p text:style-name="P25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4"><text:s/></text:p>
                <text:p text:style-name="P25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4"/>
                <text:p text:style-name="P25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4"><text:s/></text:p>
                <text:p text:style-name="P25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4">(members $2.15) </text:p>
                <text:p text:style-name="P25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4"><text:s/></text:p>
                <text:p text:style-name="P25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4"><text:s/></text:p>
                <text:p text:style-name="P25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4"><text:s/></text:p>
                <text:p text:style-name="P25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Red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4"/>
                <text:p text:style-name="P25">http://thegrainery.ca</text:p>
              </table:table-cell>
              <table:table-cell table:style-name="Table13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4"/>
                <text:p text:style-name="P25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4"/>
                <text:p text:style-name="P25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4"/>
                <text:p text:style-name="P25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4"><text:s/></text:p>
                <text:p text:style-name="P25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4"/>
                <text:p text:style-name="P25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4"><text:s/></text:p>
                <text:p text:style-name="P25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4"/>
                <text:p text:style-name="P25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4"/>
                <text:p text:style-name="P25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4"><text:s/></text:p>
                <text:p text:style-name="P25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4"/>
                <text:p text:style-name="P25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4"/>
                <text:p text:style-name="P25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4"><text:s/></text:p>
                <text:p text:style-name="P25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4">(members $0.00) </text:p>
                <text:p text:style-name="P25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4"><text:s/></text:p>
                <text:p text:style-name="P34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4"><text:s/></text:p>
                <text:p text:style-name="P25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4"/>
                <text:p text:style-name="P25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4"/>
                <text:p text:style-name="P25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4"/>
                <text:p text:style-name="P25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4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4"><text:s/></text:p>
                <text:p text:style-name="P25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4"><text:s/></text:p>
                <text:p text:style-name="P25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4"/>
                <text:p text:style-name="P25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4"/>
                <text:p text:style-name="P25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4"><text:s/></text:p>
                <text:p text:style-name="P25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2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4"><text:s/></text:p>
                <text:p text:style-name="P33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4"/>
                <text:p text:style-name="P25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4"/>
                <text:p text:style-name="P25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4"/>
                <text:p text:style-name="P25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4"/>
                <text:p text:style-name="P25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4"/>
                <text:p text:style-name="P25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4"/>
                <text:p text:style-name="P25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4">(members $0.00) </text:p>
                <text:p text:style-name="P25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4"/>
                <text:p text:style-name="P25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4"/>
                <text:p text:style-name="P25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4"/>
                <text:p text:style-name="P25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4">Couscou</text:span><text:span text:style-name="T4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4"><text:s/></text:p>
                <text:p text:style-name="P25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4"/>
                <text:p text:style-name="P25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4"><text:s/></text:p>
                <text:p text:style-name="P25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4"/>
                <text:p text:style-name="P25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4"/>
                <text:p text:style-name="P25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4"/>
                <text:p text:style-name="P25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4"><text:s/></text:p>
                <text:p text:style-name="P25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4"><text:s/></text:p>
                <text:p text:style-name="P25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4"><text:s/></text:p>
                <text:p text:style-name="P25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4"/>
                <text:p text:style-name="P25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5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4"><text:s/></text:p>
                <text:p text:style-name="P25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4"/>
                <text:p text:style-name="P25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4"/>
                <text:p text:style-name="P25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9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/>
              </table:table-cell>
              <table:table-cell table:style-name="Table64.A1" office:value-type="string">
                <text:p text:style-name="P25"/>
              </table:table-cell>
              <table:table-cell table:style-name="Table64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4"><text:s/></text:p>
                <text:p text:style-name="P25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3"><text:span text:style-name="T5">also open Saturdays at the Halifax Seaport Market </text:span><text:span text:style-name="T6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4"/>
                <text:p text:style-name="P25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4"/>
                <text:p text:style-name="P25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4">(members $2.75) </text:p>
                <text:p text:style-name="P25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4"><text:s/></text:p>
                <text:p text:style-name="P25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4">(members $1.80) </text:p>
                <text:p text:style-name="P25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4"><text:s/></text:p>
                <text:p text:style-name="P25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4"><text:s/></text:p>
                <text:p text:style-name="P25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4"><text:s/></text:p>
                <text:p text:style-name="P25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4"/>
                <text:p text:style-name="P25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5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4"/>
                <text:p text:style-name="P25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4">(members $0.85) </text:p>
                <text:p text:style-name="P25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4">(members $2.80) </text:p>
                <text:p text:style-name="P25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4"/>
                <text:p text:style-name="P25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4"/>
                <text:p text:style-name="P25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4">(members $2.50) </text:p>
                <text:p text:style-name="P25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4"><text:s/></text:p>
                <text:p text:style-name="P25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4">(members $0.00) </text:p>
                <text:p text:style-name="P25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4">(members $3.05) </text:p>
                <text:p text:style-name="P25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4">(members $6.10) </text:p>
                <text:p text:style-name="P25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4"/>
                <text:p text:style-name="P25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4"/>
                <text:p text:style-name="P25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4"/>
                <text:p text:style-name="P25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4"/>
                <text:p text:style-name="P25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4">(members $5.20) </text:p>
                <text:p text:style-name="P25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4"/>
                <text:p text:style-name="P25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4">(members $0.00) </text:p>
                <text:p text:style-name="P25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4"><text:s/></text:p>
                <text:p text:style-name="P25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4"><text:s/></text:p>
                <text:p text:style-name="P25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4"/>
                <text:p text:style-name="P25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4">(members $2.90) </text:p>
                <text:p text:style-name="P25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4">(members $1.70) </text:p>
                <text:p text:style-name="P25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4">(members $1.15) </text:p>
                <text:p text:style-name="P25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4">(members $2.95) </text:p>
                <text:p text:style-name="P25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4">(members $1.95) </text:p>
                <text:p text:style-name="P25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2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6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5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4">(members $0.00) </text:p>
                <text:p text:style-name="P25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4">(members $5.65) </text:p>
                <text:p text:style-name="P25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4">(members $6.00) </text:p>
                <text:p text:style-name="P25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4">(members $5.85) </text:p>
                <text:p text:style-name="P25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4">(members $6.25) </text:p>
                <text:p text:style-name="P25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4">(members $4.25) </text:p>
                <text:p text:style-name="P25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4"><text:s/></text:p>
                <text:p text:style-name="P25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4">(members $3.70) </text:p>
                <text:p text:style-name="P25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4"/>
                <text:p text:style-name="P25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4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4"/>
                <text:p text:style-name="P25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4">(members ) </text:p>
                <text:p text:style-name="P25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4">(members ) </text:p>
                <text:p text:style-name="P25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4">(members ) </text:p>
                <text:p text:style-name="P25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4">(members $0.00) </text:p>
                <text:p text:style-name="P25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4">(members $9.05) </text:p>
                <text:p text:style-name="P25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4">(members $14.00) </text:p>
                <text:p text:style-name="P25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4">(members $13.85) </text:p>
                <text:p text:style-name="P25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4">(members $11.65) </text:p>
                <text:p text:style-name="P25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4">(members $11.65) </text:p>
                <text:p text:style-name="P25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4">(members $7.95) </text:p>
                <text:p text:style-name="P25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4">(members $0.00) </text:p>
                <text:p text:style-name="P25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4">(members $0.00) </text:p>
                <text:p text:style-name="P25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4">(members $3.95) </text:p>
                <text:p text:style-name="P25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4"/>
                <text:p text:style-name="P25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4">(members $1.20) </text:p>
                <text:p text:style-name="P25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4">(members $6.00) </text:p>
                <text:p text:style-name="P25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5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4"/>
                <text:p text:style-name="P25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4">(members $2.40) </text:p>
                <text:p text:style-name="P25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5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4">(members #DIV/0!) </text:p>
                <text:p text:style-name="P25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4">(members $5.20) </text:p>
                <text:p text:style-name="P25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4">(members #DIV/0!) </text:p>
                <text:p text:style-name="P25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4"/>
                <text:p text:style-name="P25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19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4"><text:s/></text:p>
                <text:p text:style-name="P25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4"><text:s/></text:p>
                <text:p text:style-name="P25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5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4"><text:s/></text:p>
                <text:p text:style-name="P25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5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4"><text:s/></text:p>
                <text:p text:style-name="P25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7">Organic Raw Whole</text:p>
                <text:p text:style-name="P19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4"><text:s/></text:p>
                <text:p text:style-name="P25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19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5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19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5"/>
                <text:p text:style-name="P25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5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4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4"><text:s/></text:p>
                <text:p text:style-name="P25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4"><text:s/></text:p>
                <text:p text:style-name="P25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4">(members $3.65) </text:p>
                <text:p text:style-name="P25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4">(members $0.00) </text:p>
                <text:p text:style-name="P25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4">(members $0.00) </text:p>
                <text:p text:style-name="P25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4"/>
                <text:p text:style-name="P25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4">(members $0.00) </text:p>
                <text:p text:style-name="P25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0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6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4"/>
                <text:p text:style-name="P25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4">(members $3.50) </text:p>
                <text:p text:style-name="P25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4">(members $3.60) </text:p>
                <text:p text:style-name="P25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4"><text:s/></text:p>
                <text:p text:style-name="P25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4"/>
                <text:p text:style-name="P25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4"/>
                <text:p text:style-name="P25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6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4"/>
                <text:p text:style-name="P25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8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4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4"/>
                <text:p text:style-name="P25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4">(members $0.00) </text:p>
                <text:p text:style-name="P25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g</text:p>
              </table:table-cell>
              <table:table-cell table:style-name="Table166.A1" office:value-type="string">
                <text:p text:style-name="P24">(members $0.00) </text:p>
                <text:p text:style-name="P25">http://thegrainery.ca</text:p>
              </table:table-cell>
              <table:table-cell table:style-name="Table16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4">(members $0.00) </text:p>
                <text:p text:style-name="P25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4"/>
                <text:p text:style-name="P25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4"><text:s/></text:p>
                <text:p text:style-name="P25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5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47"><text:soft-page-break/>The Grainery Food Co-op</text:p>
      <text:p text:style-name="P39"/>
      <text:p text:style-name="P35"><text:tab/><text:tab/>Imported Organic<text:tab/></text:p>
      <text:p text:style-name="P41">Sun-Dried Tomatoes</text:p>
      <text:p text:style-name="P41"/>
      <text:p text:style-name="P40"><text:s text:c="4"/>227 g.<text:tab/>http://thegrainery.ca<text:tab/> <text:s text:c="6"/><text:span text:style-name="T10">$4.50</text:span></text:p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ext:soft-page-break/>
        <table:table-row table:style-name="Table186.2">
          <table:table-cell table:style-name="Table186.A2" table:number-columns-spanned="3" office:value-type="string">
            <text:list xml:id="list33481715" text:style-name="L1">
              <text:list-header>
                <text:p text:style-name="P53"><text:span text:style-name="T7">PRE-ORDERS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4"/>
            <text:p text:style-name="P25">http://thegrainery.ca</text:p>
          </table:table-cell>
          <table:table-cell table:style-name="Table186.C3">
            <text:p text:style-name="P14"/>
          </table:table-cell>
        </table:table-row>
      </table:table>
      <text:p text:style-name="Standard"><text:tab/>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row table:style-name="Table183.1">
          <table:table-cell table:style-name="Table183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4"/>
            <text:p text:style-name="P25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4"/>
            <text:p text:style-name="P25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4"/>
            <text:p text:style-name="P25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49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8"><text:span text:style-name="T10"><text:s text:c="3"/>454g</text:span> <text:s text:c="54"/><text:span text:style-name="T10">$4.50</text:span></text:p>
      <text:p text:style-name="P36"/>
      <text:p text:style-name="P49"/>
      <text:p text:style-name="P42"><text:soft-page-break/><text:a xlink:type="simple" xlink:href="http://thegrainery.ca/preorders">http:thegrainery.ca/preorders</text:a></text:p>
      <text:p text:style-name="P42"/>
      <text:p text:style-name="P35"><text:span text:style-name="T1"><text:s text:c="5"/></text:span><text:span text:style-name="T12">H</text:span><text:span text:style-name="T10">ardy </text:span><text:span text:style-name="T12">R</text:span><text:span text:style-name="T10">ose c/o Greg @ MHFM</text:span><text:span text:style-name="T21"> </text:span><text:span text:style-name="T17"><text:s text:c="4"/></text:span></text:p>
      <text:p text:style-name="P43"><text:s text:c="23"/></text:p>
      <text:p text:style-name="P35"><text:span text:style-name="T1"><text:s text:c="4"/></text:span><text:span text:style-name="T17"><text:s/>8</text:span><text:span text:style-name="T10"> kg </text:span><text:span text:style-name="T13">Organic </text:span><text:span text:style-name="T10">New Found Oatmeal</text:span><text:span text:style-name="T17"> </text:span><text:span text:style-name="T10"><text:s text:c="72"/><text:tab/><text:tab/> <text:s text:c="12"/>$23.93</text:span></text:p>
      <text:p text:style-name="P50"><text:soft-page-break/>Yum Bakery – Wolfville</text:p>
      <text:p text:style-name="P35"><text:span text:style-name="T11">REGULAR GRANOLA</text:span><text:line-break/>Ingredients: rolled oats, honey, coconut, peanuts, raisins, wheat germ, sunflower seeds, canola oil, wheat bran, salt</text:p>
      <text:p text:style-name="P35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4"/>
            <text:p text:style-name="P25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49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49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4"><text:s/></text:p>
            <text:p text:style-name="P25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4"/>
            <text:p text:style-name="P25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5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49"/>
      <text:p text:style-name="P44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4"/>
            <text:p text:style-name="P25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4"/>
            <text:p text:style-name="P25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4"><text:s/></text:p>
            <text:p text:style-name="P25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4"><text:s/></text:p>
            <text:p text:style-name="P25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4"><text:s/></text:p>
            <text:p text:style-name="P25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Flakes</text:p>
      <text:p text:style-name="Standard"/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short grain brown rice</text:p>
      <text:p text:style-name="P49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49"><text:s text:c="20"/>Yum Bakery – Wolfville</text:p>
            <text:p text:style-name="P29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0">454g</text:p>
          </table:table-cell>
          <table:table-cell table:style-name="Table180.A1" office:value-type="string">
            <text:p text:style-name="P24"/>
            <text:p text:style-name="P25"/>
          </table:table-cell>
          <table:table-cell table:style-name="Table180.C3" office:value-type="currency" office:currency="USD" office:value="4.5">
            <text:p text:style-name="P31">$4.50</text:p>
          </table:table-cell>
        </table:table-row>
      </table:table>
      <text:p text:style-name="P49"/>
      <text:p text:style-name="Standard"><text:soft-page-break/></text:p>
      <text:p text:style-name="P49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5"/>
          </table:table-cell>
          <table:table-cell table:style-name="Table179.C3">
            <text:p text:style-name="P14"/>
          </table:table-cell>
        </table:table-row>
      </table:table>
      <text:p text:style-name="P49"/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3"><text:span text:style-name="T5">also open Saturdays at the Halifax Seaport Market </text:span><text:span text:style-name="T6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4"/>
            <text:p text:style-name="P25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49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4"/>
            <text:p text:style-name="P25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49"/>
      <text:p text:style-name="P4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7">227g</text:p>
          </table:table-cell>
          <table:table-cell table:style-name="Table173.A1" office:value-type="string">
            <text:p text:style-name="P25">http://thegrainery.ca</text:p>
          </table:table-cell>
          <table:table-cell table:style-name="Table173.C1" office:value-type="currency" office:currency="CAD" office:value="5">
            <text:p text:style-name="P46">$5.00</text:p>
          </table:table-cell>
        </table:table-row>
      </table:table>
      <text:p text:style-name="P9"><text:soft-page-break/></text:p>
      <text:p text:style-name="P61"><text:soft-page-break/>2385 Agricola St., Halifax, Nova Scotia <text:s text:c="32"/>(902) 446-3301</text:p>
      <text:p text:style-name="P5">The Grainery Food Co-op</text:p>
      <text:p text:style-name="P23"><text:span text:style-name="T5">also open Saturdays at the Halifax Seaport Market </text:span><text:span text:style-name="T6">1209, Marginal Road</text:span> </text:p>
      <text:p text:style-name="P6">Naosap Harvest 100% Certified Organic </text:p>
      <text:p text:style-name="P15">Northern Manitoba Wild Rice</text:p>
      <text:p text:style-name="P28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7">454g</text:p>
          </table:table-cell>
          <table:table-cell table:style-name="Table174.A1" office:value-type="string">
            <text:p text:style-name="P25">http://thegrainery.ca</text:p>
          </table:table-cell>
          <table:table-cell table:style-name="Table174.C1" office:value-type="currency" office:currency="CAD" office:value="9.45">
            <text:p text:style-name="P46">$9.45</text:p>
          </table:table-cell>
        </table:table-row>
      </table:table>
      <text:p text:style-name="P9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New Found Oatmeal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Standard"/>
      <text:p text:style-name="Standard"/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5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49"/>
      <text:p text:style-name="Standard"><text:soft-page-break/></text:p>
      <text:p text:style-name="P49"/>
      <text:p text:style-name="P35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><text:soft-page-break/></text:p>
      <text:p text:style-name="P49"/>
      <text:p text:style-name="Standard"/>
      <text:p text:style-name="P49"/>
      <text:p text:style-name="Standard"/>
      <text:p text:style-name="P49"/>
      <text:p text:style-name="Standard"/>
      <text:p text:style-name="P49"/>
      <text:p text:style-name="Standard"/>
      <text:p text:style-name="P49"/>
      <text:p text:style-name="Standard"/>
      <text:p text:style-name="P49"/>
      <text:p text:style-name="Standard"/>
      <text:p text:style-name="P49"/>
      <text:p text:style-name="Standard"/>
      <text:p text:style-name="P49"/>
      <text:p text:style-name="Standard"/>
      <text:p text:style-name="P49"/>
      <text:p text:style-name="Standard"/>
      <text:p text:style-name="P49"/>
      <text:p text:style-name="Standard"/>
      <text:p text:style-name="P49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1">200g</text:p>
          </table:table-cell>
          <table:table-cell table:style-name="Table178.A1" office:value-type="string">
            <text:p text:style-name="P24"><text:s/></text:p>
            <text:p text:style-name="P25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49"/>
      <text:p text:style-name="Standard"/>
      <text:p text:style-name="P49"/>
      <text:p text:style-name="Standard"/>
      <text:p text:style-name="P49"/>
      <text:p text:style-name="Standard"/>
      <text:p text:style-name="Standard"/>
      <text:p text:style-name="P49"/>
      <text:p text:style-name="Standard"/>
      <text:p text:style-name="P4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1-04T15:53:56.04</dc:date>
    <dc:creator>2385 Agricola Grainery Food Coop</dc:creator>
    <meta:editing-duration>PT1127H03M21S</meta:editing-duration>
    <meta:editing-cycles>293</meta:editing-cycles>
    <meta:generator>OpenOffice.org/3.2$Win32 OpenOffice.org_project/320m12$Build-9483</meta:generator>
    <meta:printed-by>2385 Agricola Grainery Food Coop</meta:printed-by>
    <meta:print-date>2011-11-04T15:30:48.50</meta:print-date>
    <meta:document-statistic meta:table-count="191" meta:image-count="0" meta:object-count="0" meta:page-count="369" meta:paragraph-count="1766" meta:word-count="8415" meta:character-count="61783"/>
    <meta:user-defined meta:name="Info 1"/>
    <meta:user-defined meta:name="Info 2"/>
    <meta:user-defined meta:name="Info 3"/>
    <meta:user-defined meta:name="Info 4"/>
  </office:meta>
</office:document-meta>
</file>